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areas (</text:p>
      <text:p text:style-name="Standard"><text:s text:c="4"/>radius INT(5),</text:p>
      <text:p text:style-name="Standard"><text:s text:c="4"/>area DECIMAL(10, 2)</text:p>
      <text:p text:style-name="Standard">);</text:p>
      <text:p text:style-name="Standard"/>
      <text:p text:style-name="Standard">DELIMITER //</text:p>
      <text:p text:style-name="Standard"/>
      <text:p text:style-name="Standard">CREATE PROCEDURE CalculateAreas()</text:p>
      <text:p text:style-name="Standard">BEGIN</text:p>
      <text:p text:style-name="Standard"><text:s text:c="4"/>DECLARE v_radius INT DEFAULT 5;</text:p>
      <text:p text:style-name="Standard"><text:s text:c="4"/>DECLARE v_area DECIMAL(10, 2);</text:p>
      <text:p text:style-name="Standard"/>
      <text:p text:style-name="Standard"><text:s text:c="4"/>WHILE v_radius &lt;= 9 DO</text:p>
      <text:p text:style-name="Standard"><text:s text:c="8"/>SET v_area = 3.14159 * v_radius * v_radius;</text:p>
      <text:p text:style-name="Standard"/>
      <text:p text:style-name="Standard"><text:s text:c="8"/>INSERT INTO areas (radius, area)</text:p>
      <text:p text:style-name="Standard"><text:s text:c="8"/>VALUES (v_radius, v_area);</text:p>
      <text:p text:style-name="Standard"/>
      <text:p text:style-name="Standard"><text:s text:c="8"/>SET v_radius = v_radius + 1;</text:p>
      <text:p text:style-name="Standard"><text:s text:c="4"/>END WHILE;</text:p>
      <text:p text:style-name="Standard">END //</text:p>
      <text:p text:style-name="Standard"/>
      <text:p text:style-name="Standard">DELIMITER ;</text:p>
      <text:p text:style-name="Standard"/>
      <text:p text:style-name="Standard">-- Call the procedure to execute the loop and populate the table</text:p>
      <text:p text:style-name="Standard">CALL CalculateAreas();</text:p>
      <text:p text:style-name="Standard"/>
      <text:p text:style-name="Standard">-- Select from the areas table to see the results</text:p>
      <text:p text:style-name="Standard">SELECT * FROM areas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0:05:40.113615370</meta:creation-date>
    <dc:date>2024-11-07T10:06:01.496130517</dc:date>
    <meta:editing-duration>PT22S</meta:editing-duration>
    <meta:editing-cycles>1</meta:editing-cycles>
    <meta:document-statistic meta:table-count="0" meta:image-count="0" meta:object-count="0" meta:page-count="1" meta:paragraph-count="21" meta:word-count="86" meta:character-count="555" meta:non-whitespace-character-count="434"/>
    <meta:generator>LibreOffice/7.3.7.2$Linux_X86_64 LibreOffice_project/30$Build-2</meta:generator>
  </office:meta>
</office:document-meta>
</file>